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6.76pt"/>
    </style:style>
    <style:style style:name="co2" style:family="table-column">
      <style:table-column-properties fo:break-before="auto" style:column-width="118.54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3.25pt"/>
    </style:style>
    <style:style style:name="co6" style:family="table-column">
      <style:table-column-properties fo:break-before="auto" style:column-width="60.8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2.75pt"/>
    </style:style>
    <style:style style:name="co9" style:family="table-column">
      <style:table-column-properties fo:break-before="auto" style:column-width="56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2018-09-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GR2CA3JC584364</text:p>
          </table:table-cell>
          <table:table-cell office:value-type="string" calcext:value-type="string">
            <text:p>Stock</text:p>
          </table:table-cell>
          <table:table-cell office:value-type="float" office:value="81336" calcext:value-type="float">
            <text:p>81336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0615" calcext:value-type="currency">
            <text:p>$30,61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GR2CA3JC585269</text:p>
          </table:table-cell>
          <table:table-cell office:value-type="string" calcext:value-type="string">
            <text:p>Stock</text:p>
          </table:table-cell>
          <table:table-cell office:value-type="float" office:value="81387" calcext:value-type="float">
            <text:p>81387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0615" calcext:value-type="currency">
            <text:p>$30,61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GR2CA1JC584377</text:p>
          </table:table-cell>
          <table:table-cell office:value-type="string" calcext:value-type="string">
            <text:p>Stock</text:p>
          </table:table-cell>
          <table:table-cell office:value-type="float" office:value="81264" calcext:value-type="float">
            <text:p>81264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0615" calcext:value-type="currency">
            <text:p>$30,61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GR2CA1JC586095</text:p>
          </table:table-cell>
          <table:table-cell office:value-type="string" calcext:value-type="string">
            <text:p>Stock</text:p>
          </table:table-cell>
          <table:table-cell office:value-type="float" office:value="81167" calcext:value-type="float">
            <text:p>81167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1060" calcext:value-type="currency">
            <text:p>$31,06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9JC580488</text:p>
          </table:table-cell>
          <table:table-cell office:value-type="string" calcext:value-type="string">
            <text:p>Stock</text:p>
          </table:table-cell>
          <table:table-cell office:value-type="float" office:value="81073" calcext:value-type="float">
            <text:p>81073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4185" calcext:value-type="currency">
            <text:p>$34,18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5JC584103</text:p>
          </table:table-cell>
          <table:table-cell office:value-type="string" calcext:value-type="string">
            <text:p>Stock</text:p>
          </table:table-cell>
          <table:table-cell office:value-type="float" office:value="81307" calcext:value-type="float">
            <text:p>81307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4255" calcext:value-type="currency">
            <text:p>$34,2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8JC579994</text:p>
          </table:table-cell>
          <table:table-cell office:value-type="string" calcext:value-type="string">
            <text:p>Stock</text:p>
          </table:table-cell>
          <table:table-cell office:value-type="float" office:value="81203" calcext:value-type="float">
            <text:p>81203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4285" calcext:value-type="currency">
            <text:p>$34,28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8JC588257</text:p>
          </table:table-cell>
          <table:table-cell office:value-type="string" calcext:value-type="string">
            <text:p>Stock</text:p>
          </table:table-cell>
          <table:table-cell office:value-type="float" office:value="81393" calcext:value-type="float">
            <text:p>81393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4880" calcext:value-type="currency">
            <text:p>$34,8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9JC586131</text:p>
          </table:table-cell>
          <table:table-cell office:value-type="string" calcext:value-type="string">
            <text:p>Stock</text:p>
          </table:table-cell>
          <table:table-cell office:value-type="float" office:value="81332" calcext:value-type="float">
            <text:p>81332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4980" calcext:value-type="currency">
            <text:p>$34,9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0JC571808</text:p>
          </table:table-cell>
          <table:table-cell office:value-type="string" calcext:value-type="string">
            <text:p>Stock</text:p>
          </table:table-cell>
          <table:table-cell office:value-type="float" office:value="80937" calcext:value-type="float">
            <text:p>80937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5105" calcext:value-type="currency">
            <text:p>$35,10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0JC580934</text:p>
          </table:table-cell>
          <table:table-cell office:value-type="string" calcext:value-type="string">
            <text:p>Stock</text:p>
          </table:table-cell>
          <table:table-cell office:value-type="float" office:value="81262" calcext:value-type="float">
            <text:p>81262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5650" calcext:value-type="currency">
            <text:p>$35,65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3JC581026</text:p>
          </table:table-cell>
          <table:table-cell office:value-type="string" calcext:value-type="string">
            <text:p>Stock</text:p>
          </table:table-cell>
          <table:table-cell office:value-type="float" office:value="81261" calcext:value-type="float">
            <text:p>81261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5650" calcext:value-type="currency">
            <text:p>$35,65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2JC586783</text:p>
          </table:table-cell>
          <table:table-cell office:value-type="string" calcext:value-type="string">
            <text:p>Stock</text:p>
          </table:table-cell>
          <table:table-cell office:value-type="float" office:value="81459" calcext:value-type="float">
            <text:p>81459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230" calcext:value-type="currency">
            <text:p>$36,23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5JC591539</text:p>
          </table:table-cell>
          <table:table-cell office:value-type="string" calcext:value-type="string">
            <text:p>Stock</text:p>
          </table:table-cell>
          <table:table-cell office:value-type="float" office:value="81500" calcext:value-type="float">
            <text:p>81500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355" calcext:value-type="currency">
            <text:p>$36,3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8JC585699</text:p>
          </table:table-cell>
          <table:table-cell office:value-type="string" calcext:value-type="string">
            <text:p>Stock</text:p>
          </table:table-cell>
          <table:table-cell office:value-type="float" office:value="81499" calcext:value-type="float">
            <text:p>81499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355" calcext:value-type="currency">
            <text:p>$36,3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1JC586113</text:p>
          </table:table-cell>
          <table:table-cell office:value-type="string" calcext:value-type="string">
            <text:p>Stock</text:p>
          </table:table-cell>
          <table:table-cell office:value-type="float" office:value="81379" calcext:value-type="float">
            <text:p>81379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455" calcext:value-type="currency">
            <text:p>$36,4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8JC583242</text:p>
          </table:table-cell>
          <table:table-cell office:value-type="string" calcext:value-type="string">
            <text:p>Stock</text:p>
          </table:table-cell>
          <table:table-cell office:value-type="float" office:value="81464" calcext:value-type="float">
            <text:p>81464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780" calcext:value-type="currency">
            <text:p>$36,7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9JC588398</text:p>
          </table:table-cell>
          <table:table-cell office:value-type="string" calcext:value-type="string">
            <text:p>Stock</text:p>
          </table:table-cell>
          <table:table-cell office:value-type="float" office:value="81470" calcext:value-type="float">
            <text:p>81470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780" calcext:value-type="currency">
            <text:p>$36,7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XJC583100</text:p>
          </table:table-cell>
          <table:table-cell office:value-type="string" calcext:value-type="string">
            <text:p>Stock</text:p>
          </table:table-cell>
          <table:table-cell office:value-type="float" office:value="81418" calcext:value-type="float">
            <text:p>81418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780" calcext:value-type="currency">
            <text:p>$36,7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2JC582250</text:p>
          </table:table-cell>
          <table:table-cell office:value-type="string" calcext:value-type="string">
            <text:p>Stock</text:p>
          </table:table-cell>
          <table:table-cell office:value-type="float" office:value="81466" calcext:value-type="float">
            <text:p>81466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780" calcext:value-type="currency">
            <text:p>$36,7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5JC583621</text:p>
          </table:table-cell>
          <table:table-cell office:value-type="string" calcext:value-type="string">
            <text:p>Stock</text:p>
          </table:table-cell>
          <table:table-cell office:value-type="float" office:value="81462" calcext:value-type="float">
            <text:p>81462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780" calcext:value-type="currency">
            <text:p>$36,7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0JC587446</text:p>
          </table:table-cell>
          <table:table-cell office:value-type="string" calcext:value-type="string">
            <text:p>Stock</text:p>
          </table:table-cell>
          <table:table-cell office:value-type="float" office:value="81458" calcext:value-type="float">
            <text:p>81458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780" calcext:value-type="currency">
            <text:p>$36,7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2JC584645</text:p>
          </table:table-cell>
          <table:table-cell office:value-type="string" calcext:value-type="string">
            <text:p>Stock</text:p>
          </table:table-cell>
          <table:table-cell office:value-type="float" office:value="81419" calcext:value-type="float">
            <text:p>81419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780" calcext:value-type="currency">
            <text:p>$36,7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2JC583804</text:p>
          </table:table-cell>
          <table:table-cell office:value-type="string" calcext:value-type="string">
            <text:p>Stock</text:p>
          </table:table-cell>
          <table:table-cell office:value-type="float" office:value="81279" calcext:value-type="float">
            <text:p>81279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910" calcext:value-type="currency">
            <text:p>$36,91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6JC570294</text:p>
          </table:table-cell>
          <table:table-cell office:value-type="string" calcext:value-type="string">
            <text:p>Stock</text:p>
          </table:table-cell>
          <table:table-cell office:value-type="float" office:value="80951" calcext:value-type="float">
            <text:p>80951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910" calcext:value-type="currency">
            <text:p>$36,91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1JC585124</text:p>
          </table:table-cell>
          <table:table-cell office:value-type="string" calcext:value-type="string">
            <text:p>Stock</text:p>
          </table:table-cell>
          <table:table-cell office:value-type="float" office:value="81358" calcext:value-type="float">
            <text:p>81358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7080" calcext:value-type="currency">
            <text:p>$37,0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0JC583820</text:p>
          </table:table-cell>
          <table:table-cell office:value-type="string" calcext:value-type="string">
            <text:p>Stock</text:p>
          </table:table-cell>
          <table:table-cell office:value-type="float" office:value="81291" calcext:value-type="float">
            <text:p>81291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7335" calcext:value-type="currency">
            <text:p>$37,33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2JC582393</text:p>
          </table:table-cell>
          <table:table-cell office:value-type="string" calcext:value-type="string">
            <text:p>Stock</text:p>
          </table:table-cell>
          <table:table-cell office:value-type="float" office:value="81460" calcext:value-type="float">
            <text:p>81460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7405" calcext:value-type="currency">
            <text:p>$37,40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PR2CA7JC584092</text:p>
          </table:table-cell>
          <table:table-cell office:value-type="string" calcext:value-type="string">
            <text:p>Stock</text:p>
          </table:table-cell>
          <table:table-cell office:value-type="float" office:value="81354" calcext:value-type="float">
            <text:p>81354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9365" calcext:value-type="currency">
            <text:p>$39,36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8JC583987</text:p>
          </table:table-cell>
          <table:table-cell office:value-type="string" calcext:value-type="string">
            <text:p>Stock</text:p>
          </table:table-cell>
          <table:table-cell office:value-type="float" office:value="81445" calcext:value-type="float">
            <text:p>81445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4485" calcext:value-type="currency">
            <text:p>$44,48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XJC582761</text:p>
          </table:table-cell>
          <table:table-cell office:value-type="string" calcext:value-type="string">
            <text:p>Stock</text:p>
          </table:table-cell>
          <table:table-cell office:value-type="float" office:value="81258" calcext:value-type="float">
            <text:p>81258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4485" calcext:value-type="currency">
            <text:p>$44,48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8JC585822</text:p>
          </table:table-cell>
          <table:table-cell office:value-type="string" calcext:value-type="string">
            <text:p>Stock</text:p>
          </table:table-cell>
          <table:table-cell office:value-type="float" office:value="81325" calcext:value-type="float">
            <text:p>81325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4555" calcext:value-type="currency">
            <text:p>$44,5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0JC585734</text:p>
          </table:table-cell>
          <table:table-cell office:value-type="string" calcext:value-type="string">
            <text:p>Stock</text:p>
          </table:table-cell>
          <table:table-cell office:value-type="float" office:value="81334" calcext:value-type="float">
            <text:p>81334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4555" calcext:value-type="currency">
            <text:p>$44,5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XJC581545</text:p>
          </table:table-cell>
          <table:table-cell office:value-type="string" calcext:value-type="string">
            <text:p>Stock</text:p>
          </table:table-cell>
          <table:table-cell office:value-type="float" office:value="81224" calcext:value-type="float">
            <text:p>81224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5110" calcext:value-type="currency">
            <text:p>$45,11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5JC578181</text:p>
          </table:table-cell>
          <table:table-cell office:value-type="string" calcext:value-type="string">
            <text:p>Stock</text:p>
          </table:table-cell>
          <table:table-cell office:value-type="float" office:value="81053" calcext:value-type="float">
            <text:p>81053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5110" calcext:value-type="currency">
            <text:p>$45,11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7JC585732</text:p>
          </table:table-cell>
          <table:table-cell office:value-type="string" calcext:value-type="string">
            <text:p>Stock</text:p>
          </table:table-cell>
          <table:table-cell office:value-type="float" office:value="81331" calcext:value-type="float">
            <text:p>81331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5180" calcext:value-type="currency">
            <text:p>$45,1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3JC581645</text:p>
          </table:table-cell>
          <table:table-cell office:value-type="string" calcext:value-type="string">
            <text:p>Stock</text:p>
          </table:table-cell>
          <table:table-cell office:value-type="float" office:value="81309" calcext:value-type="float">
            <text:p>81309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5180" calcext:value-type="currency">
            <text:p>$45,1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4JC582108</text:p>
          </table:table-cell>
          <table:table-cell office:value-type="string" calcext:value-type="string">
            <text:p>Stock</text:p>
          </table:table-cell>
          <table:table-cell office:value-type="float" office:value="81318" calcext:value-type="float">
            <text:p>81318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5180" calcext:value-type="currency">
            <text:p>$45,1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9JC575932</text:p>
          </table:table-cell>
          <table:table-cell office:value-type="string" calcext:value-type="string">
            <text:p>Stock</text:p>
          </table:table-cell>
          <table:table-cell office:value-type="float" office:value="80981" calcext:value-type="float">
            <text:p>80981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5480" calcext:value-type="currency">
            <text:p>$45,4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RR2CA4JC591039</text:p>
          </table:table-cell>
          <table:table-cell office:value-type="string" calcext:value-type="string">
            <text:p>Stock</text:p>
          </table:table-cell>
          <table:table-cell office:value-type="float" office:value="81535" calcext:value-type="float">
            <text:p>81535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7140" calcext:value-type="currency">
            <text:p>$47,14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6JC575584</text:p>
          </table:table-cell>
          <table:table-cell office:value-type="string" calcext:value-type="string">
            <text:p>Stock</text:p>
          </table:table-cell>
          <table:table-cell office:value-type="float" office:value="80977" calcext:value-type="float">
            <text:p>80977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0505" calcext:value-type="currency">
            <text:p>$50,50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6JC584480</text:p>
          </table:table-cell>
          <table:table-cell office:value-type="string" calcext:value-type="string">
            <text:p>Stock</text:p>
          </table:table-cell>
          <table:table-cell office:value-type="float" office:value="81341" calcext:value-type="float">
            <text:p>81341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0660" calcext:value-type="currency">
            <text:p>$50,66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8JC576011</text:p>
          </table:table-cell>
          <table:table-cell office:value-type="string" calcext:value-type="string">
            <text:p>Stock</text:p>
          </table:table-cell>
          <table:table-cell office:value-type="float" office:value="80982" calcext:value-type="float">
            <text:p>80982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0740" calcext:value-type="currency">
            <text:p>$50,74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XJC578276</text:p>
          </table:table-cell>
          <table:table-cell office:value-type="string" calcext:value-type="string">
            <text:p>Stock</text:p>
          </table:table-cell>
          <table:table-cell office:value-type="float" office:value="81079" calcext:value-type="float">
            <text:p>81079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0830" calcext:value-type="currency">
            <text:p>$50,83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9JC583310</text:p>
          </table:table-cell>
          <table:table-cell office:value-type="string" calcext:value-type="string">
            <text:p>Stock</text:p>
          </table:table-cell>
          <table:table-cell office:value-type="float" office:value="81337" calcext:value-type="float">
            <text:p>81337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050" calcext:value-type="currency">
            <text:p>$51,05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6JC583491</text:p>
          </table:table-cell>
          <table:table-cell office:value-type="string" calcext:value-type="string">
            <text:p>Stock</text:p>
          </table:table-cell>
          <table:table-cell office:value-type="float" office:value="81339" calcext:value-type="float">
            <text:p>81339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050" calcext:value-type="currency">
            <text:p>$51,05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4JC581867</text:p>
          </table:table-cell>
          <table:table-cell office:value-type="string" calcext:value-type="string">
            <text:p>Stock</text:p>
          </table:table-cell>
          <table:table-cell office:value-type="float" office:value="81235" calcext:value-type="float">
            <text:p>81235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065" calcext:value-type="currency">
            <text:p>$51,06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7JC582074</text:p>
          </table:table-cell>
          <table:table-cell office:value-type="string" calcext:value-type="string">
            <text:p>Stock</text:p>
          </table:table-cell>
          <table:table-cell office:value-type="float" office:value="81252" calcext:value-type="float">
            <text:p>81252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065" calcext:value-type="currency">
            <text:p>$51,06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5JC575754</text:p>
          </table:table-cell>
          <table:table-cell office:value-type="string" calcext:value-type="string">
            <text:p>Stock</text:p>
          </table:table-cell>
          <table:table-cell office:value-type="float" office:value="81185" calcext:value-type="float">
            <text:p>81185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130" calcext:value-type="currency">
            <text:p>$51,13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3JC586090</text:p>
          </table:table-cell>
          <table:table-cell office:value-type="string" calcext:value-type="string">
            <text:p>Stock</text:p>
          </table:table-cell>
          <table:table-cell office:value-type="float" office:value="81342" calcext:value-type="float">
            <text:p>81342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285" calcext:value-type="currency">
            <text:p>$51,28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6JC581210</text:p>
          </table:table-cell>
          <table:table-cell office:value-type="string" calcext:value-type="string">
            <text:p>Stock</text:p>
          </table:table-cell>
          <table:table-cell office:value-type="float" office:value="81233" calcext:value-type="float">
            <text:p>81233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455" calcext:value-type="currency">
            <text:p>$51,4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5JC582901</text:p>
          </table:table-cell>
          <table:table-cell office:value-type="string" calcext:value-type="string">
            <text:p>Stock</text:p>
          </table:table-cell>
          <table:table-cell office:value-type="float" office:value="81256" calcext:value-type="float">
            <text:p>81256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455" calcext:value-type="currency">
            <text:p>$51,4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8JC588837</text:p>
          </table:table-cell>
          <table:table-cell office:value-type="string" calcext:value-type="string">
            <text:p>Stock</text:p>
          </table:table-cell>
          <table:table-cell office:value-type="float" office:value="81416" calcext:value-type="float">
            <text:p>81416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525" calcext:value-type="currency">
            <text:p>$51,525.00</text:p>
          </table:table-cell>
        </table:table-row>
      </table:table>
      <table:table table:name="2018-09-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GR2CA3JC584364</text:p>
          </table:table-cell>
          <table:table-cell office:value-type="string" calcext:value-type="string">
            <text:p>Stock</text:p>
          </table:table-cell>
          <table:table-cell office:value-type="float" office:value="81336" calcext:value-type="float">
            <text:p>81336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0615" calcext:value-type="currency">
            <text:p>$30,61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GR2CA3JC585269</text:p>
          </table:table-cell>
          <table:table-cell office:value-type="string" calcext:value-type="string">
            <text:p>Stock</text:p>
          </table:table-cell>
          <table:table-cell office:value-type="float" office:value="81387" calcext:value-type="float">
            <text:p>81387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0615" calcext:value-type="currency">
            <text:p>$30,61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GR2CA1JC584377</text:p>
          </table:table-cell>
          <table:table-cell office:value-type="string" calcext:value-type="string">
            <text:p>Stock</text:p>
          </table:table-cell>
          <table:table-cell office:value-type="float" office:value="81264" calcext:value-type="float">
            <text:p>81264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0615" calcext:value-type="currency">
            <text:p>$30,61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9JC580488</text:p>
          </table:table-cell>
          <table:table-cell office:value-type="string" calcext:value-type="string">
            <text:p>Stock</text:p>
          </table:table-cell>
          <table:table-cell office:value-type="float" office:value="81073" calcext:value-type="float">
            <text:p>81073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4185" calcext:value-type="currency">
            <text:p>$34,18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5JC584103</text:p>
          </table:table-cell>
          <table:table-cell office:value-type="string" calcext:value-type="string">
            <text:p>Stock</text:p>
          </table:table-cell>
          <table:table-cell office:value-type="float" office:value="81307" calcext:value-type="float">
            <text:p>81307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4255" calcext:value-type="currency">
            <text:p>$34,2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8JC579994</text:p>
          </table:table-cell>
          <table:table-cell office:value-type="string" calcext:value-type="string">
            <text:p>Stock</text:p>
          </table:table-cell>
          <table:table-cell office:value-type="float" office:value="81203" calcext:value-type="float">
            <text:p>81203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4285" calcext:value-type="currency">
            <text:p>$34,28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8JC588257</text:p>
          </table:table-cell>
          <table:table-cell office:value-type="string" calcext:value-type="string">
            <text:p>Stock</text:p>
          </table:table-cell>
          <table:table-cell office:value-type="float" office:value="81393" calcext:value-type="float">
            <text:p>81393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4880" calcext:value-type="currency">
            <text:p>$34,8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9JC586131</text:p>
          </table:table-cell>
          <table:table-cell office:value-type="string" calcext:value-type="string">
            <text:p>Stock</text:p>
          </table:table-cell>
          <table:table-cell office:value-type="float" office:value="81332" calcext:value-type="float">
            <text:p>81332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4980" calcext:value-type="currency">
            <text:p>$34,9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0JC571808</text:p>
          </table:table-cell>
          <table:table-cell office:value-type="string" calcext:value-type="string">
            <text:p>Stock</text:p>
          </table:table-cell>
          <table:table-cell office:value-type="float" office:value="80937" calcext:value-type="float">
            <text:p>80937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5105" calcext:value-type="currency">
            <text:p>$35,10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0JC580934</text:p>
          </table:table-cell>
          <table:table-cell office:value-type="string" calcext:value-type="string">
            <text:p>Stock</text:p>
          </table:table-cell>
          <table:table-cell office:value-type="float" office:value="81262" calcext:value-type="float">
            <text:p>81262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5650" calcext:value-type="currency">
            <text:p>$35,65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3JC581026</text:p>
          </table:table-cell>
          <table:table-cell office:value-type="string" calcext:value-type="string">
            <text:p>Stock</text:p>
          </table:table-cell>
          <table:table-cell office:value-type="float" office:value="81261" calcext:value-type="float">
            <text:p>81261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5650" calcext:value-type="currency">
            <text:p>$35,65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2JC586783</text:p>
          </table:table-cell>
          <table:table-cell office:value-type="string" calcext:value-type="string">
            <text:p>Stock</text:p>
          </table:table-cell>
          <table:table-cell office:value-type="float" office:value="81459" calcext:value-type="float">
            <text:p>81459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230" calcext:value-type="currency">
            <text:p>$36,23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5JC591539</text:p>
          </table:table-cell>
          <table:table-cell office:value-type="string" calcext:value-type="string">
            <text:p>Stock</text:p>
          </table:table-cell>
          <table:table-cell office:value-type="float" office:value="81500" calcext:value-type="float">
            <text:p>81500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355" calcext:value-type="currency">
            <text:p>$36,3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8JC585699</text:p>
          </table:table-cell>
          <table:table-cell office:value-type="string" calcext:value-type="string">
            <text:p>Stock</text:p>
          </table:table-cell>
          <table:table-cell office:value-type="float" office:value="81499" calcext:value-type="float">
            <text:p>81499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355" calcext:value-type="currency">
            <text:p>$36,3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1JC586113</text:p>
          </table:table-cell>
          <table:table-cell office:value-type="string" calcext:value-type="string">
            <text:p>Stock</text:p>
          </table:table-cell>
          <table:table-cell office:value-type="float" office:value="81379" calcext:value-type="float">
            <text:p>81379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455" calcext:value-type="currency">
            <text:p>$36,4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9JC588398</text:p>
          </table:table-cell>
          <table:table-cell office:value-type="string" calcext:value-type="string">
            <text:p>Stock</text:p>
          </table:table-cell>
          <table:table-cell office:value-type="float" office:value="81470" calcext:value-type="float">
            <text:p>81470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780" calcext:value-type="currency">
            <text:p>$36,7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0JC587446</text:p>
          </table:table-cell>
          <table:table-cell office:value-type="string" calcext:value-type="string">
            <text:p>Stock</text:p>
          </table:table-cell>
          <table:table-cell office:value-type="float" office:value="81458" calcext:value-type="float">
            <text:p>81458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780" calcext:value-type="currency">
            <text:p>$36,7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2JC582250</text:p>
          </table:table-cell>
          <table:table-cell office:value-type="string" calcext:value-type="string">
            <text:p>Stock</text:p>
          </table:table-cell>
          <table:table-cell office:value-type="float" office:value="81466" calcext:value-type="float">
            <text:p>81466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780" calcext:value-type="currency">
            <text:p>$36,7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8JC583242</text:p>
          </table:table-cell>
          <table:table-cell office:value-type="string" calcext:value-type="string">
            <text:p>Stock</text:p>
          </table:table-cell>
          <table:table-cell office:value-type="float" office:value="81464" calcext:value-type="float">
            <text:p>81464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780" calcext:value-type="currency">
            <text:p>$36,7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2JC584645</text:p>
          </table:table-cell>
          <table:table-cell office:value-type="string" calcext:value-type="string">
            <text:p>Stock</text:p>
          </table:table-cell>
          <table:table-cell office:value-type="float" office:value="81419" calcext:value-type="float">
            <text:p>81419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780" calcext:value-type="currency">
            <text:p>$36,7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XJC583100</text:p>
          </table:table-cell>
          <table:table-cell office:value-type="string" calcext:value-type="string">
            <text:p>Stock</text:p>
          </table:table-cell>
          <table:table-cell office:value-type="float" office:value="81418" calcext:value-type="float">
            <text:p>81418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780" calcext:value-type="currency">
            <text:p>$36,7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2JC583804</text:p>
          </table:table-cell>
          <table:table-cell office:value-type="string" calcext:value-type="string">
            <text:p>Stock</text:p>
          </table:table-cell>
          <table:table-cell office:value-type="float" office:value="81279" calcext:value-type="float">
            <text:p>81279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910" calcext:value-type="currency">
            <text:p>$36,91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6JC570294</text:p>
          </table:table-cell>
          <table:table-cell office:value-type="string" calcext:value-type="string">
            <text:p>Stock</text:p>
          </table:table-cell>
          <table:table-cell office:value-type="float" office:value="80951" calcext:value-type="float">
            <text:p>80951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6910" calcext:value-type="currency">
            <text:p>$36,91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1JC585124</text:p>
          </table:table-cell>
          <table:table-cell office:value-type="string" calcext:value-type="string">
            <text:p>Stock</text:p>
          </table:table-cell>
          <table:table-cell office:value-type="float" office:value="81358" calcext:value-type="float">
            <text:p>81358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7080" calcext:value-type="currency">
            <text:p>$37,0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0JC583820</text:p>
          </table:table-cell>
          <table:table-cell office:value-type="string" calcext:value-type="string">
            <text:p>Stock</text:p>
          </table:table-cell>
          <table:table-cell office:value-type="float" office:value="81291" calcext:value-type="float">
            <text:p>81291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7335" calcext:value-type="currency">
            <text:p>$37,33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2JC582393</text:p>
          </table:table-cell>
          <table:table-cell office:value-type="string" calcext:value-type="string">
            <text:p>Stock</text:p>
          </table:table-cell>
          <table:table-cell office:value-type="float" office:value="81460" calcext:value-type="float">
            <text:p>81460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7405" calcext:value-type="currency">
            <text:p>$37,40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PR2CA7JC584092</text:p>
          </table:table-cell>
          <table:table-cell office:value-type="string" calcext:value-type="string">
            <text:p>Stock</text:p>
          </table:table-cell>
          <table:table-cell office:value-type="float" office:value="81354" calcext:value-type="float">
            <text:p>81354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39365" calcext:value-type="currency">
            <text:p>$39,36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8JC583987</text:p>
          </table:table-cell>
          <table:table-cell office:value-type="string" calcext:value-type="string">
            <text:p>Stock</text:p>
          </table:table-cell>
          <table:table-cell office:value-type="float" office:value="81445" calcext:value-type="float">
            <text:p>81445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4485" calcext:value-type="currency">
            <text:p>$44,48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XJC582761</text:p>
          </table:table-cell>
          <table:table-cell office:value-type="string" calcext:value-type="string">
            <text:p>Stock</text:p>
          </table:table-cell>
          <table:table-cell office:value-type="float" office:value="81258" calcext:value-type="float">
            <text:p>81258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4485" calcext:value-type="currency">
            <text:p>$44,48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8JC585822</text:p>
          </table:table-cell>
          <table:table-cell office:value-type="string" calcext:value-type="string">
            <text:p>Stock</text:p>
          </table:table-cell>
          <table:table-cell office:value-type="float" office:value="81325" calcext:value-type="float">
            <text:p>81325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4555" calcext:value-type="currency">
            <text:p>$44,5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XJC581545</text:p>
          </table:table-cell>
          <table:table-cell office:value-type="string" calcext:value-type="string">
            <text:p>Stock</text:p>
          </table:table-cell>
          <table:table-cell office:value-type="float" office:value="81224" calcext:value-type="float">
            <text:p>81224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5110" calcext:value-type="currency">
            <text:p>$45,11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5JC578181</text:p>
          </table:table-cell>
          <table:table-cell office:value-type="string" calcext:value-type="string">
            <text:p>Stock</text:p>
          </table:table-cell>
          <table:table-cell office:value-type="float" office:value="81053" calcext:value-type="float">
            <text:p>81053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5110" calcext:value-type="currency">
            <text:p>$45,11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4JC582108</text:p>
          </table:table-cell>
          <table:table-cell office:value-type="string" calcext:value-type="string">
            <text:p>Stock</text:p>
          </table:table-cell>
          <table:table-cell office:value-type="float" office:value="81318" calcext:value-type="float">
            <text:p>81318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5180" calcext:value-type="currency">
            <text:p>$45,1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7JC585732</text:p>
          </table:table-cell>
          <table:table-cell office:value-type="string" calcext:value-type="string">
            <text:p>Stock</text:p>
          </table:table-cell>
          <table:table-cell office:value-type="float" office:value="81331" calcext:value-type="float">
            <text:p>81331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5180" calcext:value-type="currency">
            <text:p>$45,1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9JC575932</text:p>
          </table:table-cell>
          <table:table-cell office:value-type="string" calcext:value-type="string">
            <text:p>Stock</text:p>
          </table:table-cell>
          <table:table-cell office:value-type="float" office:value="80981" calcext:value-type="float">
            <text:p>80981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5480" calcext:value-type="currency">
            <text:p>$45,4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RR2CA4JC591039</text:p>
          </table:table-cell>
          <table:table-cell office:value-type="string" calcext:value-type="string">
            <text:p>Stock</text:p>
          </table:table-cell>
          <table:table-cell office:value-type="float" office:value="81535" calcext:value-type="float">
            <text:p>81535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47140" calcext:value-type="currency">
            <text:p>$47,14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6JC575584</text:p>
          </table:table-cell>
          <table:table-cell office:value-type="string" calcext:value-type="string">
            <text:p>Stock</text:p>
          </table:table-cell>
          <table:table-cell office:value-type="float" office:value="80977" calcext:value-type="float">
            <text:p>80977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0505" calcext:value-type="currency">
            <text:p>$50,50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6JC584480</text:p>
          </table:table-cell>
          <table:table-cell office:value-type="string" calcext:value-type="string">
            <text:p>Stock</text:p>
          </table:table-cell>
          <table:table-cell office:value-type="float" office:value="81341" calcext:value-type="float">
            <text:p>81341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0660" calcext:value-type="currency">
            <text:p>$50,66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9JC583310</text:p>
          </table:table-cell>
          <table:table-cell office:value-type="string" calcext:value-type="string">
            <text:p>Stock</text:p>
          </table:table-cell>
          <table:table-cell office:value-type="float" office:value="81337" calcext:value-type="float">
            <text:p>81337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050" calcext:value-type="currency">
            <text:p>$51,05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6JC583491</text:p>
          </table:table-cell>
          <table:table-cell office:value-type="string" calcext:value-type="string">
            <text:p>Stock</text:p>
          </table:table-cell>
          <table:table-cell office:value-type="float" office:value="81339" calcext:value-type="float">
            <text:p>81339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050" calcext:value-type="currency">
            <text:p>$51,05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7JC582074</text:p>
          </table:table-cell>
          <table:table-cell office:value-type="string" calcext:value-type="string">
            <text:p>Stock</text:p>
          </table:table-cell>
          <table:table-cell office:value-type="float" office:value="81252" calcext:value-type="float">
            <text:p>81252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065" calcext:value-type="currency">
            <text:p>$51,06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4JC581867</text:p>
          </table:table-cell>
          <table:table-cell office:value-type="string" calcext:value-type="string">
            <text:p>Stock</text:p>
          </table:table-cell>
          <table:table-cell office:value-type="float" office:value="81235" calcext:value-type="float">
            <text:p>81235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065" calcext:value-type="currency">
            <text:p>$51,06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3JC586090</text:p>
          </table:table-cell>
          <table:table-cell office:value-type="string" calcext:value-type="string">
            <text:p>Stock</text:p>
          </table:table-cell>
          <table:table-cell office:value-type="float" office:value="81342" calcext:value-type="float">
            <text:p>81342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285" calcext:value-type="currency">
            <text:p>$51,28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5JC582901</text:p>
          </table:table-cell>
          <table:table-cell office:value-type="string" calcext:value-type="string">
            <text:p>Stock</text:p>
          </table:table-cell>
          <table:table-cell office:value-type="float" office:value="81256" calcext:value-type="float">
            <text:p>81256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455" calcext:value-type="currency">
            <text:p>$51,4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6JC581210</text:p>
          </table:table-cell>
          <table:table-cell office:value-type="string" calcext:value-type="string">
            <text:p>Stock</text:p>
          </table:table-cell>
          <table:table-cell office:value-type="float" office:value="81233" calcext:value-type="float">
            <text:p>81233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455" calcext:value-type="currency">
            <text:p>$51,4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8JC588837</text:p>
          </table:table-cell>
          <table:table-cell office:value-type="string" calcext:value-type="string">
            <text:p>Stock</text:p>
          </table:table-cell>
          <table:table-cell office:value-type="float" office:value="81416" calcext:value-type="float">
            <text:p>81416</text:p>
          </table:table-cell>
          <table:table-cell office:value-type="string" calcext:value-type="string">
            <text:p>Price</text:p>
          </table:table-cell>
          <table:table-cell office:value-type="currency" office:currency="USD" office:value="51525" calcext:value-type="currency">
            <text:p>$51,525.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AP2CA1JC595746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638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0115" calcext:value-type="currency">
            <text:p>$30,11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CP2CA1JC592855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605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1205" calcext:value-type="currency">
            <text:p>$31,20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CP2CA2JC592976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604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1205" calcext:value-type="currency">
            <text:p>$31,20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CP2CA9JC593087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608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1205" calcext:value-type="currency">
            <text:p>$31,20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DP2CA3JC593400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631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3305" calcext:value-type="currency">
            <text:p>$33,30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DP2CA4JC594068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635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3305" calcext:value-type="currency">
            <text:p>$33,30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0JC586048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69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6455" calcext:value-type="currency">
            <text:p>$36,4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5JC586773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90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6955" calcext:value-type="currency">
            <text:p>$36,9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6JC587978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85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7055" calcext:value-type="currency">
            <text:p>$37,05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KR2CA1JC585183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61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7580" calcext:value-type="currency">
            <text:p>$37,5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1JC588394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82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8930" calcext:value-type="currency">
            <text:p>$38,93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4JC58766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83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8930" calcext:value-type="currency">
            <text:p>$38,93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5JC581786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84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8930" calcext:value-type="currency">
            <text:p>$38,93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5JC576880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611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9410" calcext:value-type="currency">
            <text:p>$39,41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6JC584499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87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9480" calcext:value-type="currency">
            <text:p>$39,4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2JC583589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89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9480" calcext:value-type="currency">
            <text:p>$39,4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6JC589055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92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9480" calcext:value-type="currency">
            <text:p>$39,4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0JC589729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94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39680" calcext:value-type="currency">
            <text:p>$39,6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0JC58450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86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0105" calcext:value-type="currency">
            <text:p>$40,10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LR2CA0JC567679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478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0230" calcext:value-type="currency">
            <text:p>$40,23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PR2CA9JC587110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93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1640" calcext:value-type="currency">
            <text:p>$41,64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PR2CA7JC579412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26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1995" calcext:value-type="currency">
            <text:p>$41,99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PR2CAXJC585060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64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2065" calcext:value-type="currency">
            <text:p>$42,06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7JC574259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45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3480" calcext:value-type="currency">
            <text:p>$43,48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6JC593336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609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3550" calcext:value-type="currency">
            <text:p>$43,55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MR2CAXJC595218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634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4175" calcext:value-type="currency">
            <text:p>$44,17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RR2CA6JC58179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43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4445" calcext:value-type="currency">
            <text:p>$44,44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5JC584972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66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8660" calcext:value-type="currency">
            <text:p>$48,66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XJC587589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77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8750" calcext:value-type="currency">
            <text:p>$48,75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3JC592343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607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8810" calcext:value-type="currency">
            <text:p>$48,81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8JC573674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479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8830" calcext:value-type="currency">
            <text:p>$48,83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9JC588166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76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8900" calcext:value-type="currency">
            <text:p>$48,90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9JC589009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91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9135" calcext:value-type="currency">
            <text:p>$49,135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2JC595864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639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9200" calcext:value-type="currency">
            <text:p>$49,200.0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1V2NR2CA0JC584409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2W80563</text:p>
          </table:table-cell>
          <table:table-cell office:value-type="string" calcext:value-type="string">
            <text:p>GarffEase</text:p>
          </table:table-cell>
          <table:table-cell office:value-type="currency" office:currency="USD" office:value="49435" calcext:value-type="currency">
            <text:p>$49,435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22:52:06.459779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all</meta:initial-creator>
    <meta:creation-date>2018-09-03T03:46:36.834991917</meta:creation-date>
    <dc:date>2018-09-04T23:17:47.994559338</dc:date>
    <dc:creator>John Call</dc:creator>
    <meta:editing-duration>PT7H31M24S</meta:editing-duration>
    <meta:editing-cycles>4</meta:editing-cycles>
    <meta:generator>LibreOffice/6.0.6.2$Linux_X86_64 LibreOffice_project/00$Build-2</meta:generator>
    <meta:document-statistic meta:table-count="2" meta:cell-count="804" meta:object-count="0"/>
  </office:meta>
</office:document-meta>
</file>